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/>
    <style:font-face style:name="OpenSymbol" svg:font-family="OpenSymbol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3">
      <style:text-properties officeooo:paragraph-rsid="00130aa6"/>
    </style:style>
    <style:style style:name="P2" style:family="paragraph" style:parent-style-name="Text_20_body">
      <style:text-properties officeooo:paragraph-rsid="00130aa6"/>
    </style:style>
    <style:style style:name="P3" style:family="paragraph" style:parent-style-name="Text_20_body" style:list-style-name="List_20_1"/>
    <style:style style:name="P4" style:family="paragraph" style:parent-style-name="Text_20_body" style:list-style-name="List_20_1">
      <style:text-properties officeooo:paragraph-rsid="0013f3c9"/>
    </style:style>
    <style:style style:name="P5" style:family="paragraph" style:parent-style-name="Text_20_body" style:list-style-name="List_20_1">
      <style:text-properties officeooo:paragraph-rsid="0014b16c"/>
    </style:style>
    <style:style style:name="P6" style:family="paragraph" style:parent-style-name="Text_20_body" style:list-style-name="List_20_1">
      <style:text-properties officeooo:paragraph-rsid="00162315"/>
    </style:style>
    <style:style style:name="P7" style:family="paragraph" style:parent-style-name="Text_20_body" style:list-style-name="List_20_1">
      <style:text-properties officeooo:paragraph-rsid="00173bfd"/>
    </style:style>
    <style:style style:name="P8" style:family="paragraph" style:parent-style-name="Text_20_body" style:list-style-name="List_20_1">
      <style:text-properties officeooo:paragraph-rsid="0018806d"/>
    </style:style>
    <style:style style:name="P9" style:family="paragraph" style:parent-style-name="Text_20_body" style:list-style-name="List_20_1">
      <style:text-properties officeooo:paragraph-rsid="001896af"/>
    </style:style>
    <style:style style:name="P10" style:family="paragraph" style:parent-style-name="Text_20_body" style:list-style-name="List_20_1">
      <style:text-properties officeooo:paragraph-rsid="001a0ab7"/>
    </style:style>
    <style:style style:name="P11" style:family="paragraph" style:parent-style-name="Text_20_body">
      <style:text-properties officeooo:paragraph-rsid="0014b16c"/>
    </style:style>
    <style:style style:name="P12" style:family="paragraph" style:parent-style-name="Text_20_body">
      <style:text-properties officeooo:paragraph-rsid="00162315"/>
    </style:style>
    <style:style style:name="P13" style:family="paragraph" style:parent-style-name="Text_20_body">
      <style:text-properties officeooo:paragraph-rsid="00173bfd"/>
    </style:style>
    <style:style style:name="P14" style:family="paragraph" style:parent-style-name="Text_20_body">
      <style:text-properties officeooo:paragraph-rsid="0018806d"/>
    </style:style>
    <style:style style:name="P15" style:family="paragraph" style:parent-style-name="Text_20_body">
      <style:text-properties officeooo:paragraph-rsid="001896af"/>
    </style:style>
    <style:style style:name="P16" style:family="paragraph" style:parent-style-name="Heading_20_2">
      <style:text-properties officeooo:paragraph-rsid="0014b16c"/>
    </style:style>
    <style:style style:name="P17" style:family="paragraph" style:parent-style-name="Heading_20_2">
      <style:text-properties officeooo:paragraph-rsid="00162315"/>
    </style:style>
    <style:style style:name="P18" style:family="paragraph" style:parent-style-name="Heading_20_2">
      <style:text-properties officeooo:paragraph-rsid="00173bfd"/>
    </style:style>
    <style:style style:name="T1" style:family="text">
      <style:text-properties officeooo:rsid="00130aa6"/>
    </style:style>
    <style:style style:name="T2" style:family="text">
      <style:text-properties officeooo:rsid="0013f3c9"/>
    </style:style>
    <style:style style:name="T3" style:family="text">
      <style:text-properties officeooo:rsid="001420af"/>
    </style:style>
    <style:style style:name="T4" style:family="text">
      <style:text-properties officeooo:rsid="0014b16c"/>
    </style:style>
    <style:style style:name="T5" style:family="text">
      <style:text-properties officeooo:rsid="00162315"/>
    </style:style>
    <style:style style:name="T6" style:family="text">
      <style:text-properties officeooo:rsid="00173bfd"/>
    </style:style>
    <style:style style:name="T7" style:family="text">
      <style:text-properties officeooo:rsid="0018806d"/>
    </style:style>
    <style:style style:name="T8" style:family="text">
      <style:text-properties officeooo:rsid="001896af"/>
    </style:style>
    <style:style style:name="T9" style:family="text">
      <style:text-properties officeooo:rsid="001a0ab7"/>
    </style:style>
    <style:style style:name="T10" style:family="text">
      <style:text-properties officeooo:rsid="001ba95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3">С</text:span><text:span text:style-name="T7">ущности quick</text:span></text:h>
      <text:list xml:id="list693969752" text:style-name="List_20_1">
        <text:list-item>
          <text:p text:style-name="P3"><text:span text:style-name="T9">С</text:span>убсчета</text:p>
        </text:list-item>
        <text:list-item>
          <text:p text:style-name="P3"><text:span text:style-name="T9">Ц</text:span>енные бумаги</text:p>
        </text:list-item>
        <text:list-item>
          <text:p text:style-name="P3"><text:span text:style-name="T5">О</text:span>ткрытые позиции</text:p>
        </text:list-item>
        <text:list-item>
          <text:p text:style-name="P3"><text:span text:style-name="T9">З</text:span>аявки</text:p>
        </text:list-item>
        <text:list-item>
          <text:p text:style-name="P3">бэкстоп заявки</text:p>
        </text:list-item>
        <text:list-item>
          <text:p text:style-name="P10"><text:span text:style-name="T9">История цены бумаги</text:span></text:p>
        </text:list-item>
        <text:list-item>
          <text:p text:style-name="P6"><text:span text:style-name="T5">Лог</text:span></text:p>
        </text:list-item>
      </text:list>
      <text:h text:style-name="Heading_20_2" text:outline-level="2">Субсчет</text:h>
      <text:list xml:id="list979958090" text:continue-numbering="true" text:style-name="List_20_1">
        <text:list-item>
          <text:p text:style-name="P9"><text:span text:style-name="T8">Список удержаний денежных средств</text:span></text:p>
        </text:list-item>
        <text:list-item>
          <text:p text:style-name="P9"><text:span text:style-name="T8">Свободные средства (число попугаев)</text:span></text:p>
        </text:list-item>
        <text:list-item>
          <text:p text:style-name="P9"><text:span text:style-name="T8">Ссылка на лог</text:span></text:p>
        </text:list-item>
      </text:list>
      <text:p text:style-name="P15"><text:span text:style-name="T2">П</text:span>озволяет проводить следующие действия:</text:p>
      <text:list xml:id="list1457972963" text:continue-numbering="true" text:style-name="List_20_1">
        <text:list-item>
          <text:p text:style-name="P3">Удержание суммы, при этом возвращается специальный объект, «удержание суммы» в котором сохранена сумма удержания и ссылка на счет в котором удержана сумма. Если сумму удержать невозможно вызывает <text:s/><text:span text:style-name="T3">исключение</text:span> «can-not-hold-money». <text:span text:style-name="T2">Перед возвращением объекта сохраняет ссылку на него во внутреннем списке удержаний. </text:span><text:span text:style-name="T8">Записать в лог факт удержания денежных средств.</text:span></text:p>
        </text:list-item>
        <text:list-item>
          <text:p text:style-name="P4"><text:span text:style-name="T2">Списывание средств со счета, или прибавление денежных средств. Соответствующее увеличение свободных денежных средств или уменьшение. </text:span><text:span text:style-name="T4">При невозможности списать со счета больше, чем есть в активободных средствах, вызвать исключение «can-not-withdraw»</text:span></text:p>
        </text:list-item>
        <text:list-item>
          <text:p text:style-name="P4"><text:span text:style-name="T2">Вычисление величины актива: просто сумма свободных денежных средств и всех удержанных сумм, привязанных к данному счету.</text:span></text:p>
        </text:list-item>
        <text:list-item>
          <text:p text:style-name="P9"><text:span text:style-name="T8">Удалить из списка удержаний средств указанное удержание суммы. Записать в лог факт освобождения денежных средств.</text:span></text:p>
        </text:list-item>
      </text:list>
      <text:h text:style-name="P1" text:outline-level="3"><text:span text:style-name="T1">Удержание суммы</text:span></text:h>
      <text:list xml:id="list1644886079" text:continue-numbering="true" text:style-name="List_20_1">
        <text:list-item>
          <text:p text:style-name="P9"><text:span text:style-name="T8">Ссылка на субсчет.</text:span></text:p>
        </text:list-item>
      </text:list>
      <text:p text:style-name="P2"><text:span text:style-name="T2">Действия, пр</text:span><text:span text:style-name="T8">оизводимые</text:span><text:span text:style-name="T2"> </text:span><text:span text:style-name="T8">над сущностью</text:span><text:span text:style-name="T2">:</text:span></text:p>
      <text:list xml:id="list1922016370" text:continue-numbering="true" text:style-name="List_20_1">
        <text:list-item>
          <text:p text:style-name="P4"><text:span text:style-name="T2">Освобождение удержанной суммы. Объект должен удалить ссылку на себя в субсчете, на который </text:span><text:span text:style-name="T3">содержится</text:span><text:span text:style-name="T2"> ссылка в самом объекте. Потом он возвращает удержанную сумму свободным средствам субсчета, после чего удаляет ссылку на субсчет внутри себя.</text:span></text:p>
        </text:list-item>
      </text:list>
      <text:h text:style-name="P16" text:outline-level="2"><text:span text:style-name="T4">Ценная бумага</text:span></text:h>
      <text:p text:style-name="P11"><text:span text:style-name="T4">Класс содержит следующие данные:</text:span></text:p>
      <text:list xml:id="list1483205959" text:continue-numbering="true" text:style-name="List_20_1">
        <text:list-item>
          <text:p text:style-name="P5"><text:span text:style-name="T4">Код бумаги</text:span></text:p>
        </text:list-item>
        <text:list-item>
          <text:p text:style-name="P6"><text:span text:style-name="T5">ГО покупателя</text:span></text:p>
        </text:list-item>
        <text:list-item>
          <text:p text:style-name="P6"><text:span text:style-name="T5">ГО продавца</text:span></text:p>
        </text:list-item>
        <text:list-item>
          <text:p text:style-name="P6"><text:span text:style-name="T5">цена лота</text:span></text:p>
        </text:list-item>
        <text:list-item>
          <text:p text:style-name="P6"><text:span text:style-name="T5">История цен</text:span><text:span text:style-name="T9">ы</text:span></text:p>
        </text:list-item>
      </text:list>
      <text:p text:style-name="P12"><text:span text:style-name="T5">Предоставляет следующие действия:</text:span></text:p>
      <text:list xml:id="list1493573786" text:continue-numbering="true" text:style-name="List_20_1">
        <text:list-item>
          <text:p text:style-name="P6"><text:soft-page-break/><text:span text:style-name="T5">Узнать текущую цену бумаги. (в случае с эмуляцией данных минутными свечами должен возврщать текущую свечу).</text:span></text:p>
        </text:list-item>
      </text:list>
      <text:h text:style-name="P17" text:outline-level="2"><text:span text:style-name="T5">Открытая позиция</text:span></text:h>
      <text:p text:style-name="P12"><text:span text:style-name="T5">Данные:</text:span></text:p>
      <text:list xml:id="list146297396" text:continue-numbering="true" text:style-name="List_20_1">
        <text:list-item>
          <text:p text:style-name="P7"><text:span text:style-name="T6">Тип позиции(длинная или короткая)</text:span></text:p>
        </text:list-item>
        <text:list-item>
          <text:p text:style-name="P7"><text:span text:style-name="T6">Дата открытия</text:span></text:p>
        </text:list-item>
        <text:list-item>
          <text:p text:style-name="P7"><text:span text:style-name="T6">Дата закрытия</text:span></text:p>
        </text:list-item>
        <text:list-item>
          <text:p text:style-name="P7"><text:span text:style-name="T6">Цена открытия</text:span></text:p>
        </text:list-item>
        <text:list-item>
          <text:p text:style-name="P7"><text:span text:style-name="T6">Цена закрытия</text:span></text:p>
        </text:list-item>
        <text:list-item>
          <text:p text:style-name="P7"><text:span text:style-name="T6">Ценная бумага по которой открыта позиция</text:span></text:p>
        </text:list-item>
        <text:list-item>
          <text:p text:style-name="P7"><text:span text:style-name="T6">Ссылка на лог</text:span></text:p>
        </text:list-item>
      </text:list>
      <text:p text:style-name="P13"><text:span text:style-name="T6">При задании цены закрытия записывать в лог данные о позиции</text:span></text:p>
      <text:h text:style-name="P18" text:outline-level="2"><text:span text:style-name="T6">Заявка</text:span></text:h>
      <text:p text:style-name="P13"><text:span text:style-name="T6">Данные:</text:span></text:p>
      <text:list xml:id="list873839962" text:continue-numbering="true" text:style-name="List_20_1">
        <text:list-item>
          <text:p text:style-name="P7"><text:span text:style-name="T6">Действие - покупка или продажа</text:span></text:p>
        </text:list-item>
        <text:list-item>
          <text:p text:style-name="P8"><text:span text:style-name="T7">Ссылка на Ценную бумагу</text:span></text:p>
        </text:list-item>
        <text:list-item>
          <text:p text:style-name="P7"><text:span text:style-name="T6">Дата выставления заявки</text:span></text:p>
        </text:list-item>
        <text:list-item>
          <text:p text:style-name="P7"><text:span text:style-name="T6">Заявленная цена </text:span><text:span text:style-name="T7">заявки</text:span></text:p>
        </text:list-item>
        <text:list-item>
          <text:p text:style-name="P8"><text:span text:style-name="T7">Исполненная цена заявки (в реализации с симуляцией из базы просто копирует цену заявленной цены)</text:span></text:p>
        </text:list-item>
        <text:list-item>
          <text:p text:style-name="P7"><text:span text:style-name="T6">Состояние </text:span><text:span text:style-name="T7">заявки</text:span><text:span text:style-name="T6"> (исполнена, ожидает выполнения</text:span><text:span text:style-name="T7">, просрочена</text:span><text:span text:style-name="T6">). При записи в это поле «исполнена» записывает в лог данные об исполненной заявке </text:span><text:span text:style-name="T7">а также выполняет коллбэк с передачей себя в качестве параметра.</text:span></text:p>
        </text:list-item>
        <text:list-item>
          <text:p text:style-name="P7"><text:span text:style-name="T6">Дата исполнения </text:span><text:span text:style-name="T7">заявки</text:span><text:span text:style-name="T6">. Как только это поле выставляется, автоматически устанавливается состояние </text:span><text:span text:style-name="T7">заявки</text:span><text:span text:style-name="T6"> «исполнено».</text:span></text:p>
        </text:list-item>
        <text:list-item>
          <text:p text:style-name="P7"><text:span text:style-name="T6">Ссылка на лог</text:span></text:p>
        </text:list-item>
        <text:list-item>
          <text:p text:style-name="P8"><text:span text:style-name="T7">Период действия заявки. По истечении заявки </text:span></text:p>
        </text:list-item>
        <text:list-item>
          <text:p text:style-name="P8"><text:span text:style-name="T7">Коллбэк на исполнение заявки с двумя агрументами — заявкой и свечей.</text:span></text:p>
        </text:list-item>
        <text:list-item>
          <text:p text:style-name="P8"><text:span text:style-name="T7">Коллбэк на просрочку заявки, аргументы аналогично.</text:span></text:p>
        </text:list-item>
        <text:list-item>
          <text:p text:style-name="P8"><text:span text:style-name="T7">Коллбэк на установку заявки в торговой системе (в реализации с симуляцией не имеет смысла)</text:span></text:p>
        </text:list-item>
      </text:list>
      <text:p text:style-name="P14"><text:span text:style-name="T7">Действия:</text:span></text:p>
      <text:list xml:id="list1978753359" text:continue-numbering="true" text:style-name="List_20_1">
        <text:list-item>
          <text:p text:style-name="P8"><text:span text:style-name="T7">Проверить, можно ли в свече выполнить заявку. То-есть проверить попадает ли заявленная цена в мин-макс свечки.</text:span></text:p>
        </text:list-item>
        <text:list-item>
          <text:p text:style-name="P8"><text:span text:style-name="T7">Проверить не просрочена ли заявка. Исполнить заявку в свечке, если возможно. Выставить цену исполнения и дату в заявке, если можно исполнить в текущей свече. Если заявка исполнена вернуть t иначе nil</text:span></text:p>
        </text:list-item>
        <text:list-item>
          <text:p text:style-name="P8"><text:span text:style-name="T7">Проверить не просрочена ли заявка. Сравнить разницу даты в свече и даты выставления заявки с периодом действия заявки. Если заявка просрочена вернуть t в противном случае nil</text:span></text:p>
        </text:list-item>
      </text:list>
      <text:h text:style-name="Heading_20_2" text:outline-level="2"><text:soft-page-break/><text:span text:style-name="T6">Бэкстоп заявки</text:span></text:h>
      <text:p text:style-name="P13"><text:span text:style-name="T6">Для симуляции не имеют смысла</text:span></text:p>
      <text:h text:style-name="Heading_20_2" text:outline-level="2"><text:span text:style-name="T6">Лог</text:span></text:h>
      <text:p text:style-name="P13"><text:span text:style-name="T6">Действия</text:span></text:p>
      <text:list xml:id="list954677635" text:continue-numbering="true" text:style-name="List_20_1">
        <text:list-item>
          <text:p text:style-name="P7"><text:span text:style-name="T6">Логировать заявку, принимает заявку в качестве параметра, сохраняет все поля в таблицу</text:span></text:p>
        </text:list-item>
        <text:list-item>
          <text:p text:style-name="P7"><text:span text:style-name="T6">Логировать позицию. Аналогично.</text:span></text:p>
        </text:list-item>
        <text:list-item>
          <text:p text:style-name="P10"><text:span text:style-name="T9">Логировать освобождение и удержание средств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/>
    <style:font-face style:name="OpenSymbol" svg:font-family="OpenSymbol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1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Calibr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9T17:20:39</meta:creation-date>
    <meta:generator>OpenOffice.org/3.2$Unix OpenOffice.org_project/320m19$Build-9505</meta:generator>
    <dc:date>2010-11-20T01:38:26</dc:date>
    <meta:editing-duration>PT05H58M00S</meta:editing-duration>
    <meta:editing-cycles>6</meta:editing-cycles>
    <meta:document-statistic meta:table-count="0" meta:image-count="0" meta:object-count="0" meta:page-count="3" meta:paragraph-count="65" meta:word-count="512" meta:character-count="3383"/>
  </office:meta>
</office:document-meta>
</file>